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3"/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35625cm"/>
    </style:style>
    <style:style style:name="co14" style:family="table-column">
      <style:table-column-properties fo:break-before="auto" style:column-width="4.78895833333333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5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2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8">
            <text:p>Organisation name</text:p>
          </table:table-cell>
          <table:table-cell office:value-type="string" table:number-columns-spanned="1" table:number-rows-spanned="3" table:content-validation-name="val2" table:style-name="ce18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8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9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8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9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8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8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8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8">
            <text:p>Admin officers/admin assistants</text:p>
          </table:table-cell>
          <table:covered-table-cell/>
          <table:table-cell office:value-type="string" table:number-columns-spanned="2" table:number-rows-spanned="1" table:style-name="ce18">
            <text:p>Executive Officers</text:p>
          </table:table-cell>
          <table:covered-table-cell/>
          <table:table-cell office:value-type="string" table:number-columns-spanned="2" table:number-rows-spanned="1" table:style-name="ce18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8">
            <text:p>Grade 6/7</text:p>
          </table:table-cell>
          <table:covered-table-cell/>
          <table:table-cell office:value-type="string" table:number-columns-spanned="2" table:number-rows-spanned="1" table:style-name="ce18">
            <text:p>Senior Civil Service</text:p>
          </table:table-cell>
          <table:covered-table-cell/>
          <table:table-cell office:value-type="string" table:number-columns-spanned="2" table:number-rows-spanned="1" table:style-name="ce18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8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8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9">
            <text:p>Interim managers</text:p>
          </table:table-cell>
          <table:covered-table-cell/>
          <table:table-cell office:value-type="string" table:number-columns-spanned="2" table:number-rows-spanned="1" table:style-name="ce19">
            <text:p>Specialist Contractors</text:p>
          </table:table-cell>
          <table:covered-table-cell/>
          <table:table-cell office:value-type="string" table:number-columns-spanned="2" table:number-rows-spanned="1" table:style-name="ce19">
            <text:p>Consultants/consultancy</text:p>
          </table:table-cell>
          <table:covered-table-cell/>
          <table:table-cell office:value-type="string" table:number-columns-spanned="2" table:number-rows-spanned="1" table:style-name="ce18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8">
            <text:p>Salary</text:p>
          </table:table-cell>
          <table:table-cell office:value-type="string" table:number-columns-spanned="1" table:number-rows-spanned="2" table:style-name="ce18">
            <text:p>Allowances</text:p>
          </table:table-cell>
          <table:table-cell office:value-type="string" table:number-columns-spanned="1" table:number-rows-spanned="2" table:style-name="ce18">
            <text:p>Non-consolidated performance payments</text:p>
          </table:table-cell>
          <table:table-cell office:value-type="string" table:number-columns-spanned="1" table:number-rows-spanned="2" table:style-name="ce18">
            <text:p>Overtime</text:p>
          </table:table-cell>
          <table:table-cell office:value-type="string" table:number-columns-spanned="1" table:number-rows-spanned="2" table:style-name="ce18">
            <text:p>Employer pension contributions</text:p>
          </table:table-cell>
          <table:table-cell office:value-type="string" table:number-columns-spanned="1" table:number-rows-spanned="2" table:style-name="ce18">
            <text:p>Employer national insurance contributions</text:p>
          </table:table-cell>
          <table:table-cell office:value-type="string" table:number-columns-spanned="1" table:number-rows-spanned="2" table:style-name="ce18">
            <text:p>Total paybill for payroll staff</text:p>
          </table:table-cell>
          <table:table-cell office:value-type="string" table:number-columns-spanned="1" table:number-rows-spanned="2" table:style-name="ce18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8">
            <text:p>Total cost of consultants/</text:p>
            <text:p>consultancy</text:p>
          </table:table-cell>
          <table:table-cell office:value-type="string" table:number-columns-spanned="1" table:number-rows-spanned="2" table:style-name="ce18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1">
            <text:p>Ministerial Department</text:p>
          </table:table-cell>
          <table:table-cell office:value-type="string" table:style-name="ce25">
            <text:p>Home Office</text:p>
          </table:table-cell>
          <table:table-cell office:value-type="float" office:value="8292" table:style-name="ce26">
            <text:p>8292</text:p>
          </table:table-cell>
          <table:table-cell office:value-type="float" office:value="7348.761042017426" table:style-name="ce44">
            <text:p>7348.76</text:p>
          </table:table-cell>
          <table:table-cell office:value-type="float" office:value="14274" table:style-name="ce43">
            <text:p>14274</text:p>
          </table:table-cell>
          <table:table-cell office:value-type="float" office:value="13153.203145204152" table:style-name="ce50">
            <text:p>13153.20</text:p>
          </table:table-cell>
          <table:table-cell office:value-type="float" office:value="8664" table:style-name="ce49">
            <text:p>8664</text:p>
          </table:table-cell>
          <table:table-cell office:value-type="float" office:value="8379.2054819818986" table:style-name="ce128">
            <text:p>8379.21</text:p>
          </table:table-cell>
          <table:table-cell office:value-type="float" office:value="3266" table:style-name="ce127">
            <text:p>3266</text:p>
          </table:table-cell>
          <table:table-cell office:value-type="float" office:value="3193.536848348801" table:style-name="ce134">
            <text:p>3193.54</text:p>
          </table:table-cell>
          <table:table-cell office:value-type="float" office:value="288" table:style-name="ce133">
            <text:p>288</text:p>
          </table:table-cell>
          <table:table-cell office:value-type="float" office:value="282.18918918920008" table:style-name="ce146">
            <text:p>282.19</text:p>
          </table:table-cell>
          <table:table-cell office:value-type="float" office:value="251" table:style-name="ce145">
            <text:p>251</text:p>
          </table:table-cell>
          <table:table-cell office:value-type="float" office:value="247.11294144159999" table:style-name="ce98">
            <text:p>247.11</text:p>
          </table:table-cell>
          <table:table-cell office:value-type="float" office:value="35035" table:content-validation-name="val2" table:style-name="ce110">
            <text:p>35,035</text:p>
          </table:table-cell>
          <table:table-cell office:value-type="float" office:value="32604.00864818308" table:content-validation-name="val2" table:style-name="ce109">
            <text:p>32,604.01</text:p>
          </table:table-cell>
          <table:table-cell office:value-type="float" office:value="2808" table:style-name="ce97">
            <text:p>2808</text:p>
          </table:table-cell>
          <table:table-cell office:value-type="float" office:value="2680.3821882400043" table:style-name="ce80">
            <text:p>2680.38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62">
            <text:p>0.0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74">
            <text:p>0.0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2808" table:style-name="ce113">
            <text:p>2,808</text:p>
          </table:table-cell>
          <table:table-cell office:value-type="float" office:value="2680.3821882400043" table:style-name="ce120">
            <text:p>2,680.38</text:p>
          </table:table-cell>
          <table:table-cell office:value-type="float" office:value="37843" table:content-validation-name="val2" table:style-name="ce114">
            <text:p>37,843</text:p>
          </table:table-cell>
          <table:table-cell office:value-type="float" office:value="35284.390836423088" table:content-validation-name="val2" table:style-name="ce115">
            <text:p>35,284.39</text:p>
          </table:table-cell>
          <table:table-cell office:value-type="currency" office:value="89687943.520000011" table:content-validation-name="val1" table:style-name="ce12">
            <text:p>£89,687,943.52</text:p>
          </table:table-cell>
          <table:table-cell office:value-type="currency" office:value="10911987.479999997" table:content-validation-name="val1" table:style-name="ce12">
            <text:p>£10,911,987.48</text:p>
          </table:table-cell>
          <table:table-cell office:value-type="currency" office:value="357923.12" table:content-validation-name="val1" table:style-name="ce12">
            <text:p>£357,923.12</text:p>
          </table:table-cell>
          <table:table-cell office:value-type="currency" office:value="1425982.8299999998" table:content-validation-name="val1" table:style-name="ce12">
            <text:p>£1,425,982.83</text:p>
          </table:table-cell>
          <table:table-cell office:value-type="currency" office:value="25876243.330000002" table:content-validation-name="val1" table:style-name="ce12">
            <text:p>£25,876,243.33</text:p>
          </table:table-cell>
          <table:table-cell office:value-type="currency" office:value="10194321.029999999" table:content-validation-name="val1" table:style-name="ce12">
            <text:p>£10,194,321.03</text:p>
          </table:table-cell>
          <table:table-cell office:value-type="currency" office:value="138454401.31" table:style-name="ce13">
            <text:p>£138,454,401.31</text:p>
          </table:table-cell>
          <table:table-cell office:value-type="currency" office:value="6098252.3100000005" table:content-validation-name="val1" table:style-name="ce14">
            <text:p>£6,098,252.31</text:p>
          </table:table-cell>
          <table:table-cell office:value-type="currency" office:value="1134096.1600000001" table:content-validation-name="val1" table:style-name="ce14">
            <text:p>£1,134,096.16</text:p>
          </table:table-cell>
          <table:table-cell office:value-type="currency" office:value="7232348.4700000007" table:style-name="ce13">
            <text:p>£7,232,348.47</text:p>
          </table:table-cell>
          <table:table-cell office:value-type="currency" office:value="145686749.78" table:style-name="ce15">
            <text:p>£145,686,749.78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316" table:style-name="ce27">
            <text:p>316</text:p>
          </table:table-cell>
          <table:table-cell office:value-type="float" office:value="256.19600000000003" table:style-name="ce45">
            <text:p>256.20</text:p>
          </table:table-cell>
          <table:table-cell office:value-type="float" office:value="321" table:style-name="ce46">
            <text:p>321</text:p>
          </table:table-cell>
          <table:table-cell office:value-type="float" office:value="281.49299999999999" table:style-name="ce51">
            <text:p>281.49</text:p>
          </table:table-cell>
          <table:table-cell office:value-type="float" office:value="357" table:style-name="ce52">
            <text:p>357</text:p>
          </table:table-cell>
          <table:table-cell office:value-type="float" office:value="343.21080000000001" table:style-name="ce129">
            <text:p>343.21</text:p>
          </table:table-cell>
          <table:table-cell office:value-type="float" office:value="56" table:style-name="ce130">
            <text:p>56</text:p>
          </table:table-cell>
          <table:table-cell office:value-type="float" office:value="54.527000000000001" table:style-name="ce135">
            <text:p>54.53</text:p>
          </table:table-cell>
          <table:table-cell office:value-type="float" office:value="12" table:style-name="ce136">
            <text:p>12</text:p>
          </table:table-cell>
          <table:table-cell office:value-type="float" office:value="12" table:style-name="ce147">
            <text:p>12.00</text:p>
          </table:table-cell>
          <table:table-cell office:value-type="float" office:value="6" table:style-name="ce148">
            <text:p>6</text:p>
          </table:table-cell>
          <table:table-cell office:value-type="float" office:value="0.49" table:style-name="ce99">
            <text:p>0.49</text:p>
          </table:table-cell>
          <table:table-cell office:value-type="float" office:value="1068" table:content-validation-name="val2" table:style-name="ce110">
            <text:p>1,068</text:p>
          </table:table-cell>
          <table:table-cell office:value-type="float" office:value="947.91680000000019" table:content-validation-name="val2" table:style-name="ce109">
            <text:p>947.92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81">
            <text:p>0.0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63">
            <text:p>0.00</text:p>
          </table:table-cell>
          <table:table-cell office:value-type="float" office:value="25" table:style-name="ce64">
            <text:p>25</text:p>
          </table:table-cell>
          <table:table-cell office:value-type="float" office:value="25" table:style-name="ce75">
            <text:p>25.00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20">
            <text:p>25.00</text:p>
          </table:table-cell>
          <table:table-cell office:value-type="float" office:value="1093" table:content-validation-name="val2" table:style-name="ce114">
            <text:p>1,093</text:p>
          </table:table-cell>
          <table:table-cell office:value-type="float" office:value="972.91680000000019" table:content-validation-name="val2" table:style-name="ce115">
            <text:p>972.92</text:p>
          </table:table-cell>
          <table:table-cell office:value-type="currency" office:value="2377650.6500000004" table:content-validation-name="val1" table:style-name="ce12">
            <text:p>£2,377,650.65</text:p>
          </table:table-cell>
          <table:table-cell office:value-type="currency" office:value="14972.1" table:content-validation-name="val1" table:style-name="ce12">
            <text:p>£14,972.1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33948.6" table:content-validation-name="val1" table:style-name="ce12">
            <text:p>£133,948.60</text:p>
          </table:table-cell>
          <table:table-cell office:value-type="currency" office:value="638668.66" table:style-name="ce12">
            <text:p>£638,668.66</text:p>
          </table:table-cell>
          <table:table-cell office:value-type="currency" office:value="271192.25" table:content-validation-name="val1" table:style-name="ce12">
            <text:p>£271,192.25</text:p>
          </table:table-cell>
          <table:table-cell office:value-type="currency" office:value="3436432.2600000007" table:style-name="ce13">
            <text:p>£3,436,432.26</text:p>
          </table:table-cell>
          <table:table-cell office:value-type="currency" office:value="15594" table:content-validation-name="val1" table:style-name="ce14">
            <text:p>£15,594.00</text:p>
          </table:table-cell>
          <table:table-cell office:value-type="currency" office:value="307646.84000000003" table:content-validation-name="val1" table:style-name="ce14">
            <text:p>£307,646.84</text:p>
          </table:table-cell>
          <table:table-cell office:value-type="currency" office:value="323240.84000000003" table:style-name="ce13">
            <text:p>£323,240.84</text:p>
          </table:table-cell>
          <table:table-cell office:value-type="currency" office:value="3759673.1000000006" table:style-name="ce15">
            <text:p>£3,759,673.10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Independent Office for Police Conduct</text:p>
          </table:table-cell>
          <table:table-cell office:value-type="string" table:style-name="ce22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172" table:style-name="ce28">
            <text:p>172</text:p>
          </table:table-cell>
          <table:table-cell office:value-type="float" office:value="166.3" table:style-name="ce47">
            <text:p>166.30</text:p>
          </table:table-cell>
          <table:table-cell office:value-type="float" office:value="475" table:style-name="ce48">
            <text:p>475</text:p>
          </table:table-cell>
          <table:table-cell office:value-type="float" office:value="456.8" table:style-name="ce53">
            <text:p>456.80</text:p>
          </table:table-cell>
          <table:table-cell office:value-type="float" office:value="289" table:style-name="ce54">
            <text:p>289</text:p>
          </table:table-cell>
          <table:table-cell office:value-type="float" office:value="282.5" table:style-name="ce131">
            <text:p>282.50</text:p>
          </table:table-cell>
          <table:table-cell office:value-type="float" office:value="43" table:style-name="ce132">
            <text:p>43</text:p>
          </table:table-cell>
          <table:table-cell office:value-type="float" office:value="42.4" table:style-name="ce137">
            <text:p>42.40</text:p>
          </table:table-cell>
          <table:table-cell office:value-type="float" office:value="13" table:style-name="ce138">
            <text:p>13</text:p>
          </table:table-cell>
          <table:table-cell office:value-type="float" office:value="13" table:style-name="ce149">
            <text:p>13.00</text:p>
          </table:table-cell>
          <table:table-cell office:value-type="float" office:value="2" table:style-name="ce150">
            <text:p>2</text:p>
          </table:table-cell>
          <table:table-cell office:value-type="float" office:value="1.5" table:style-name="ce105">
            <text:p>1.50</text:p>
          </table:table-cell>
          <table:table-cell office:value-type="float" office:value="994" table:content-validation-name="val2" table:style-name="ce110">
            <text:p>994</text:p>
          </table:table-cell>
          <table:table-cell office:value-type="float" office:value="962.5" table:content-validation-name="val2" table:style-name="ce109">
            <text:p>962.50</text:p>
          </table:table-cell>
          <table:table-cell office:value-type="float" office:value="6" table:style-name="ce101">
            <text:p>6</text:p>
          </table:table-cell>
          <table:table-cell office:value-type="float" office:value="6" table:style-name="ce83">
            <text:p>6.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65">
            <text:p>0.00</text:p>
          </table:table-cell>
          <table:table-cell office:value-type="float" office:value="20" table:style-name="ce66">
            <text:p>20</text:p>
          </table:table-cell>
          <table:table-cell office:value-type="float" office:value="16.3" table:style-name="ce77">
            <text:p>16.3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26" table:style-name="ce113">
            <text:p>26</text:p>
          </table:table-cell>
          <table:table-cell office:value-type="float" office:value="22.3" table:style-name="ce120">
            <text:p>22.30</text:p>
          </table:table-cell>
          <table:table-cell office:value-type="float" office:value="1020" table:content-validation-name="val2" table:style-name="ce114">
            <text:p>1,020</text:p>
          </table:table-cell>
          <table:table-cell office:value-type="float" office:value="984.8" table:content-validation-name="val2" table:style-name="ce115">
            <text:p>984.80</text:p>
          </table:table-cell>
          <table:table-cell office:value-type="currency" office:value="3499081" table:content-validation-name="val1" table:style-name="ce12">
            <text:p>£3,499,081.00</text:p>
          </table:table-cell>
          <table:table-cell office:value-type="currency" office:value="274268" table:content-validation-name="val1" table:style-name="ce12">
            <text:p>£274,268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8547" table:content-validation-name="val1" table:style-name="ce12">
            <text:p>£18,547.00</text:p>
          </table:table-cell>
          <table:table-cell office:value-type="currency" office:value="936345" table:content-validation-name="val1" table:style-name="ce12">
            <text:p>£936,345.00</text:p>
          </table:table-cell>
          <table:table-cell office:value-type="currency" office:value="420836" table:content-validation-name="val1" table:style-name="ce12">
            <text:p>£420,836.00</text:p>
          </table:table-cell>
          <table:table-cell office:value-type="currency" office:value="5149077" table:style-name="ce13">
            <text:p>£5,149,077.00</text:p>
          </table:table-cell>
          <table:table-cell office:value-type="currency" office:value="108741" table:content-validation-name="val1" table:style-name="ce14">
            <text:p>£108,741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08741" table:style-name="ce13">
            <text:p>£108,741.00</text:p>
          </table:table-cell>
          <table:table-cell office:value-type="currency" office:value="5257818" table:style-name="ce15">
            <text:p>£5,257,818.00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8" table:style-name="ce34">
            <text:p>8</text:p>
          </table:table-cell>
          <table:table-cell office:value-type="float" office:value="7.6" table:style-name="ce38">
            <text:p>7.60</text:p>
          </table:table-cell>
          <table:table-cell office:value-type="float" office:value="8" table:style-name="ce37">
            <text:p>8</text:p>
          </table:table-cell>
          <table:table-cell office:value-type="float" office:value="7.8" table:style-name="ce56">
            <text:p>7.80</text:p>
          </table:table-cell>
          <table:table-cell office:value-type="float" office:value="35" table:style-name="ce55">
            <text:p>35</text:p>
          </table:table-cell>
          <table:table-cell office:value-type="float" office:value="35" table:style-name="ce122">
            <text:p>35.00</text:p>
          </table:table-cell>
          <table:table-cell office:value-type="float" office:value="4" table:style-name="ce121">
            <text:p>4</text:p>
          </table:table-cell>
          <table:table-cell office:value-type="float" office:value="4" table:style-name="ce140">
            <text:p>4.00</text:p>
          </table:table-cell>
          <table:table-cell office:value-type="float" office:value="2" table:style-name="ce139">
            <text:p>2</text:p>
          </table:table-cell>
          <table:table-cell office:value-type="float" office:value="1.43" table:style-name="ce152">
            <text:p>1.43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06">
            <text:p>0.00</text:p>
          </table:table-cell>
          <table:table-cell office:value-type="float" office:value="57" table:content-validation-name="val2" table:style-name="ce110">
            <text:p>57</text:p>
          </table:table-cell>
          <table:table-cell office:value-type="float" office:value="55.83" table:content-validation-name="val2" table:style-name="ce109">
            <text:p>55.83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86">
            <text:p>0.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68">
            <text:p>0.0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92">
            <text:p>0.0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57" table:content-validation-name="val2" table:style-name="ce114">
            <text:p>57</text:p>
          </table:table-cell>
          <table:table-cell office:value-type="float" office:value="55.83" table:content-validation-name="val2" table:style-name="ce115">
            <text:p>55.83</text:p>
          </table:table-cell>
          <table:table-cell office:value-type="currency" office:value="195331.28" table:content-validation-name="val1" table:style-name="ce12">
            <text:p>£195,331.28</text:p>
          </table:table-cell>
          <table:table-cell office:value-type="currency" office:value="1795.33" table:content-validation-name="val1" table:style-name="ce12">
            <text:p>£1,795.33</text:p>
          </table:table-cell>
          <table:table-cell office:value-type="currency" office:value="6875" table:content-validation-name="val1" table:style-name="ce12">
            <text:p>£6,875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50479.96" table:content-validation-name="val1" table:style-name="ce12">
            <text:p>£50,479.96</text:p>
          </table:table-cell>
          <table:table-cell office:value-type="currency" office:value="22987.49" table:content-validation-name="val1" table:style-name="ce12">
            <text:p>£22,987.49</text:p>
          </table:table-cell>
          <table:table-cell office:value-type="currency" office:value="277469.06" table:style-name="ce13">
            <text:p>£277,469.06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277469.06" table:style-name="ce15">
            <text:p>£277,469.06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74" table:style-name="ce35">
            <text:p>74</text:p>
          </table:table-cell>
          <table:table-cell office:value-type="float" office:value="65.81" table:style-name="ce39">
            <text:p>65.81</text:p>
          </table:table-cell>
          <table:table-cell office:value-type="float" office:value="90" table:style-name="ce40">
            <text:p>90</text:p>
          </table:table-cell>
          <table:table-cell office:value-type="float" office:value="88.24" table:style-name="ce57">
            <text:p>88.24</text:p>
          </table:table-cell>
          <table:table-cell office:value-type="float" office:value="74" table:style-name="ce58">
            <text:p>74</text:p>
          </table:table-cell>
          <table:table-cell office:value-type="float" office:value="73.77" table:style-name="ce123">
            <text:p>73.77</text:p>
          </table:table-cell>
          <table:table-cell office:value-type="float" office:value="16" table:style-name="ce124">
            <text:p>16</text:p>
          </table:table-cell>
          <table:table-cell office:value-type="float" office:value="15.54" table:style-name="ce141">
            <text:p>15.54</text:p>
          </table:table-cell>
          <table:table-cell office:value-type="float" office:value="4" table:style-name="ce142">
            <text:p>4</text:p>
          </table:table-cell>
          <table:table-cell office:value-type="float" office:value="4" table:style-name="ce153">
            <text:p>4.00</text:p>
          </table:table-cell>
          <table:table-cell office:value-type="float" office:value="4" table:style-name="ce154">
            <text:p>4</text:p>
          </table:table-cell>
          <table:table-cell office:value-type="float" office:value="0.56000000000000005" table:style-name="ce107">
            <text:p>0.56</text:p>
          </table:table-cell>
          <table:table-cell office:value-type="float" office:value="262" table:content-validation-name="val2" table:style-name="ce110">
            <text:p>262</text:p>
          </table:table-cell>
          <table:table-cell office:value-type="float" office:value="247.92" table:content-validation-name="val2" table:style-name="ce109">
            <text:p>247.92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7">
            <text:p>0.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93">
            <text:p>0.00</text:p>
          </table:table-cell>
          <table:table-cell office:value-type="float" office:value="4" table:style-name="ce94">
            <text:p>4</text:p>
          </table:table-cell>
          <table:table-cell office:value-type="float" office:value="3.4" table:style-name="ce118">
            <text:p>3.4</text:p>
          </table:table-cell>
          <table:table-cell office:value-type="float" office:value="4" table:style-name="ce113">
            <text:p>4</text:p>
          </table:table-cell>
          <table:table-cell office:value-type="float" office:value="3.4" table:style-name="ce120">
            <text:p>3.40</text:p>
          </table:table-cell>
          <table:table-cell office:value-type="float" office:value="266" table:content-validation-name="val2" table:style-name="ce114">
            <text:p>266</text:p>
          </table:table-cell>
          <table:table-cell office:value-type="float" office:value="251.32" table:content-validation-name="val2" table:style-name="ce115">
            <text:p>251.32</text:p>
          </table:table-cell>
          <table:table-cell office:value-type="currency" office:value="930387.39" table:content-validation-name="val1" table:style-name="ce12">
            <text:p>£930,387.39</text:p>
          </table:table-cell>
          <table:table-cell office:value-type="currency" office:value="20427.87" table:content-validation-name="val1" table:style-name="ce12">
            <text:p>£20,427.87</text:p>
          </table:table-cell>
          <table:table-cell office:value-type="currency" office:value="5000" table:content-validation-name="val1" table:style-name="ce12">
            <text:p>£5,000.00</text:p>
          </table:table-cell>
          <table:table-cell office:value-type="currency" office:value="15042.5" table:content-validation-name="val1" table:style-name="ce12">
            <text:p>£15,042.50</text:p>
          </table:table-cell>
          <table:table-cell office:value-type="currency" office:value="223659.1" table:content-validation-name="val1" table:style-name="ce12">
            <text:p>£223,659.10</text:p>
          </table:table-cell>
          <table:table-cell office:value-type="currency" office:value="104466.82" table:content-validation-name="val1" table:style-name="ce12">
            <text:p>£104,466.82</text:p>
          </table:table-cell>
          <table:table-cell office:value-type="currency" office:value="1298983.6800000002" table:style-name="ce13">
            <text:p>£1,298,983.68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61082" table:content-validation-name="val1" table:style-name="ce14">
            <text:p>£61,082.00</text:p>
          </table:table-cell>
          <table:table-cell office:value-type="currency" office:value="61082" table:style-name="ce13">
            <text:p>£61,082.00</text:p>
          </table:table-cell>
          <table:table-cell office:value-type="currency" office:value="1360065.6800000002" table:style-name="ce15">
            <text:p>£1,360,065.68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Gangmasters &amp; Labour Abuse Authority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6" table:style-name="ce36">
            <text:p>6</text:p>
          </table:table-cell>
          <table:table-cell office:value-type="float" office:value="6" table:style-name="ce41">
            <text:p>6.00</text:p>
          </table:table-cell>
          <table:table-cell office:value-type="float" office:value="11" table:style-name="ce42">
            <text:p>11</text:p>
          </table:table-cell>
          <table:table-cell office:value-type="float" office:value="9.8000000000000007" table:style-name="ce59">
            <text:p>9.80</text:p>
          </table:table-cell>
          <table:table-cell office:value-type="float" office:value="94" table:style-name="ce60">
            <text:p>94</text:p>
          </table:table-cell>
          <table:table-cell office:value-type="float" office:value="92.98" table:style-name="ce125">
            <text:p>92.98</text:p>
          </table:table-cell>
          <table:table-cell office:value-type="float" office:value="9" table:style-name="ce126">
            <text:p>9</text:p>
          </table:table-cell>
          <table:table-cell office:value-type="float" office:value="8.8000000000000007" table:style-name="ce143">
            <text:p>8.80</text:p>
          </table:table-cell>
          <table:table-cell office:value-type="float" office:value="2" table:style-name="ce144">
            <text:p>2</text:p>
          </table:table-cell>
          <table:table-cell office:value-type="float" office:value="2" table:style-name="ce155">
            <text:p>2.0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122" table:content-validation-name="val2" table:style-name="ce110">
            <text:p>122</text:p>
          </table:table-cell>
          <table:table-cell office:value-type="float" office:value="119.58" table:content-validation-name="val2" table:style-name="ce109">
            <text:p>119.58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89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95">
            <text:p>0.0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122" table:content-validation-name="val2" table:style-name="ce114">
            <text:p>122</text:p>
          </table:table-cell>
          <table:table-cell office:value-type="float" office:value="119.58" table:content-validation-name="val2" table:style-name="ce115">
            <text:p>119.58</text:p>
          </table:table-cell>
          <table:table-cell office:value-type="currency" office:value="322385.28999999998" table:content-validation-name="val1" table:style-name="ce12">
            <text:p>£322,385.29</text:p>
          </table:table-cell>
          <table:table-cell office:value-type="currency" office:value="8740.6299999999992" table:content-validation-name="val1" table:style-name="ce12">
            <text:p>£8,740.6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83076.67" table:content-validation-name="val1" table:style-name="ce12">
            <text:p>£83,076.67</text:p>
          </table:table-cell>
          <table:table-cell office:value-type="currency" office:value="36054.33" table:content-validation-name="val1" table:style-name="ce12">
            <text:p>£36,054.33</text:p>
          </table:table-cell>
          <table:table-cell office:value-type="currency" office:value="450256.92" table:style-name="ce13">
            <text:p>£450,256.92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50256.92" table:style-name="ce15">
            <text:p>£450,256.92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3" table:style-name="ce1"/>
          <table:table-cell table:style-name="ce17"/>
          <table:table-cell table:number-columns-repeated="16350" table:style-name="ce1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Tony Millet</meta:initial-creator>
    <dc:creator>Wright Alexander</dc:creator>
    <meta:creation-date>2012-07-18T14:50:11Z</meta:creation-date>
    <dc:date>2021-03-29T12:15:18Z</dc:date>
  </office:meta>
</office:document-meta>
</file>